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– 31,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pitchbend (down) + modul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– 31,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pitchbend (down) + modul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2:Sheet1.AMJ6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23:17:40.18421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21T23:25:22.543090313</dc:date>
    <meta:editing-duration>P9DT5H5M8S</meta:editing-duration>
    <meta:editing-cycles>730</meta:editing-cycles>
    <meta:generator>LibreOffice/6.1.5.2$Linux_X86_64 LibreOffice_project/10$Build-2</meta:generator>
    <meta:document-statistic meta:table-count="1" meta:cell-count="6087" meta:object-count="0"/>
  </office:meta>
</office:document-meta>
</file>